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EEG 1.0</text:p>
      <text:p text:style-name="Preformatted_20_Text"/>
      <text:p text:style-name="Preformatted_20_Text"/>
      <text:p text:style-name="Preformatted_20_Text"/>
      <text:p text:style-name="Preformatted_20_Text">Qty <text:tab/>Value <text:s text:c="2"/><text:tab/>Device <text:s text:c="4"/><text:tab/>Parts <text:s text:c="12"/><text:tab/><text:tab/><text:tab/>Farnell<text:tab/></text:p>
      <text:p text:style-name="Preformatted_20_Text">1 <text:s text:c="2"/><text:tab/>1M <text:s text:c="5"/><text:tab/>R-EU_R1206 <text:tab/>R9 <text:s text:c="13"/><text:tab/><text:tab/><text:tab/><text:a xlink:type="simple" xlink:href="http://onecall.farnell.com/multicomp/mc-0-125w-1206-5-1m/resistor-1206-1m/dp/9337032">9337032</text:a></text:p>
      <text:p text:style-name="Preformatted_20_Text">2 <text:s text:c="2"/><text:tab/>2.2uF <text:s text:c="2"/><text:tab/>C-EUC1206 <text:s/><text:tab/>C1<text:tab/><text:tab/><text:tab/><text:tab/><text:a xlink:type="simple" xlink:href="http://onecall.farnell.com/multicomp/mcca000568/mlcc-12065v-25v-2-2uf/dp/1759451">1759451</text:a></text:p>
      <text:p text:style-name="Preformatted_20_Text">1 <text:s text:c="2"/><text:tab/>10K <text:s text:c="4"/><text:tab/>R-EU_R1206 <text:tab/>R14 <text:s text:c="14"/><text:tab/><text:tab/><text:tab/><text:a xlink:type="simple" xlink:href="http://onecall.farnell.com/multicomp/mc-0-125w-1206-5-10k/resistor-1206-10k/dp/9337016">9337016 </text:a></text:p>
      <text:p text:style-name="Preformatted_20_Text">3 <text:s text:c="2"/><text:tab/>10R <text:s text:c="4"/><text:tab/>R-EU_R1206 <text:tab/>R3, R4, R13 <text:s text:c="6"/><text:tab/><text:tab/><text:tab/><text:a xlink:type="simple" xlink:href="http://onecall.farnell.com/multicomp/mc-0-125w-1206-5-10r/resistor-1206-10r/dp/9336982">9336982 </text:a></text:p>
      <text:p text:style-name="Preformatted_20_Text">1 <text:s text:c="2"/><text:tab/>16K <text:s text:c="4"/><text:tab/>R-EU_R1206 <text:tab/>R2 <text:s text:c="15"/><text:tab/><text:tab/><text:tab/><text:a xlink:type="simple" xlink:href="http://onecall.farnell.com/multicomp/mc-0-125w-1206-1-16k/resistor-1206-16k/dp/9336028">9336028</text:a></text:p>
      <text:p text:style-name="Preformatted_20_Text">1 <text:s text:c="2"/><text:tab/>100R <text:s text:c="3"/><text:tab/>R-EU_R1206 <text:tab/>R1 <text:s text:c="15"/><text:tab/><text:tab/><text:tab/><text:a xlink:type="simple" xlink:href="http://onecall.farnell.com/multicomp/mc-0-125w-1206-5-100r/resistor-1206-100r/dp/9336990">9336990</text:a></text:p>
      <text:p text:style-name="Preformatted_20_Text">5 <text:s text:c="2"/><text:tab/>100nF <text:s text:c="2"/><text:tab/>C-EUC1206 <text:s/><text:tab/>C2, C3, C4, C5, C6,C8<text:tab/><text:tab/><text:a xlink:type="simple" xlink:href="http://onecall.farnell.com/multicomp/mcca000478/mlcc-1206-x7r-50v-100nf/dp/1759361">1759361 </text:a></text:p>
      <text:p text:style-name="Preformatted_20_Text">2 <text:s text:c="2"/><text:tab/>470R<text:tab/>R-EU_R1206 <text:tab/>R21, R37 <text:s text:c="9"/><text:tab/><text:tab/><text:tab/><text:a xlink:type="simple" xlink:href="http://onecall.farnell.com/multicomp/mchp06w2f4700t5e/resistor-470r-1206-1-0-5w/dp/1576624">1576624 </text:a></text:p>
      <text:p text:style-name="Preformatted_20_Text">4 <text:s text:c="2"/><text:tab/>header<text:tab/>MA03-1 <text:tab/>SV1, SV2, SV3, SV4<text:tab/><text:tab/>from store</text:p>
      <text:p text:style-name="Preformatted_20_Text">1<text:tab/>INA126U <text:s text:c="2"/><text:tab/><text:tab/>IC4 <text:s text:c="14"/><text:tab/><text:tab/><text:tab/><text:a xlink:type="simple" xlink:href="http://onecall.farnell.com/texas-instruments/ina126ua/amp-instrumentation-200khz-smd/dp/1470353">1470353 </text:a></text:p>
      <text:p text:style-name="Preformatted_20_Text">1 <text:s text:c="2"/><text:tab/>OPA27 <text:s text:c="2"/>SO8 <text:s text:c="4"/><text:tab/><text:tab/>IC1 <text:s text:c="14"/><text:tab/><text:tab/><text:tab/><text:a xlink:type="simple" xlink:href="http://onecall.farnell.com/texas-instruments/opa27gue4/op-amp-precision-low-noise-soic8/dp/1207111">1207111 </text:a></text:p>
      <text:p text:style-name="Preformatted_20_Text">2 <text:s text:c="2"/><text:tab/>VDR,4V <text:s/>R-EU_R1206 <text:tab/>R22, R38 <text:s text:c="9"/><text:tab/><text:tab/><text:tab/><text:a xlink:type="simple" xlink:href="http://onecall.farnell.com/wuerth-elektronik/82531040/smd-varistor-power-1206-4vrms/dp/1636446">1636446 </text:a></text:p>
      <text:p text:style-name="Preformatted_20_Text">1<text:tab/>gland<text:tab/><text:tab/><text:tab/><text:tab/><text:tab/><text:tab/><text:tab/>1204194</text:p>
      <text:p text:style-name="Preformatted_20_Text">1<text:tab/>enclosure<text:tab/><text:tab/><text:tab/><text:tab/><text:tab/><text:tab/>1277450</text:p>
      <text:p text:style-name="Preformatted_20_Text">1<text:tab/>switch<text:tab/><text:tab/><text:tab/><text:tab/><text:tab/><text:tab/><text:tab/>SW02839</text:p>
      <text:p text:style-name="Preformatted_20_Text">1<text:tab/>plug 44 pin HD<text:tab/><text:tab/><text:tab/><text:tab/><text:tab/><text:tab/>1071810</text:p>
      <text:p text:style-name="Preformatted_20_Text">1<text:tab/>backshell for 44 pin HD connector<text:tab/><text:tab/><text:tab/><text:tab/>470107</text:p>
      <text:p text:style-name="Preformatted_20_Text">1<text:tab/>banana jack red<text:tab/><text:tab/><text:tab/><text:tab/><text:tab/><text:tab/><text:a xlink:type="simple" xlink:href="http://onecall.farnell.com/multicomp/861-r/banana-jack-red/dp/1463079">1463079 </text:a></text:p>
      <text:p text:style-name="Preformatted_20_Text">1<text:tab/>banana jack black<text:tab/><text:tab/><text:tab/><text:tab/><text:tab/><text:a xlink:type="simple" xlink:href="http://onecall.farnell.com/multicomp/861-b/banana-jack-black/dp/1463080">1463080 </text:a></text:p>
      <text:p text:style-name="Preformatted_20_Text">1<text:tab/>banana jack white<text:tab/><text:tab/><text:tab/><text:tab/><text:tab/><text:a xlink:type="simple" xlink:href="http://onecall.farnell.com/johnson-emerson/108-0903-001/banana-jack/dp/1654714">1654714 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4-08T19:46:41</dc:date>
    <meta:generator>LibreOffice/3.5$Linux_x86 LibreOffice_project/350m1$Build-102</meta:generator>
    <meta:editing-duration>PT1H4M14S</meta:editing-duration>
    <meta:editing-cycles>9</meta:editing-cycles>
    <meta:document-statistic meta:table-count="0" meta:image-count="0" meta:object-count="0" meta:page-count="1" meta:paragraph-count="22" meta:word-count="116" meta:character-count="914" meta:non-whitespace-character-count="517"/>
  </office:meta>
</office:document-meta>
</file>